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61.93mm"/>
    </style:style>
    <style:style style:name="co4" style:family="table-column">
      <style:table-column-properties fo:break-before="auto" style:column-width="71.91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OK&quot;;&quot;A vérifier&quot;;&quot;Problème : PDFCreator&quot;;&quot;Problème : Adobe&quot;;&quot;Problème : TightVNC&quot;;&quot;Problème : Java&quot;;&quot;Problème : Mozilla Thunderbird&quot;;&quot;Problème : Mozilla Firefox&quot;;&quot;Eteint&quot;)" table:allow-empty-cell="true" table:display-list="unsorted" table:base-cell-address="Feuille1.S4">
          <table:error-message table:message-type="stop" table:display="true"/>
        </table:content-validation>
        <table:content-validation table:name="val2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@IP</text:p>
          </table:table-cell>
          <table:table-cell table:style-name="ce5" office:value-type="string" calcext:value-type="string">
            <text:p>Statut :</text:p>
          </table:table-cell>
          <table:table-cell table:style-name="ce8" table:content-validation-name="val1" office:value-type="string" calcext:value-type="string">
            <text:p>Etat :</text:p>
          </table:table-cell>
          <table:table-cell table:style-name="ce8" table:content-validation-name="val2"/>
          <table:table-cell table:style-name="ce1" office:value-type="string" calcext:value-type="string">
            <text:p>@IP</text:p>
          </table:table-cell>
          <table:table-cell table:style-name="ce5" office:value-type="string" calcext:value-type="string">
            <text:p>Statut :</text:p>
          </table:table-cell>
          <table:table-cell table:style-name="ce8" table:content-validation-name="val1" office:value-type="string" calcext:value-type="string">
            <text:p>Etat :</text:p>
          </table:table-cell>
          <table:table-cell table:style-name="ce8" table:content-validation-name="val2"/>
          <table:table-cell table:style-name="ce1" office:value-type="string" calcext:value-type="string">
            <text:p>@IP</text:p>
          </table:table-cell>
          <table:table-cell table:style-name="ce5" office:value-type="string" calcext:value-type="string">
            <text:p>Statut :</text:p>
          </table:table-cell>
          <table:table-cell table:style-name="ce8" table:content-validation-name="val1" office:value-type="string" calcext:value-type="string">
            <text:p>Etat :</text:p>
          </table:table-cell>
          <table:table-cell table:style-name="ce8" table:content-validation-name="val2"/>
          <table:table-cell table:style-name="ce1" office:value-type="string" calcext:value-type="string">
            <text:p>@IP</text:p>
          </table:table-cell>
          <table:table-cell table:style-name="ce5" office:value-type="string" calcext:value-type="string">
            <text:p>Statut :</text:p>
          </table:table-cell>
          <table:table-cell table:style-name="ce8" table:content-validation-name="val1" office:value-type="string" calcext:value-type="string">
            <text:p>Etat :</text:p>
          </table:table-cell>
          <table:table-cell table:style-name="ce8" table:content-validation-name="val2"/>
          <table:table-cell table:style-name="ce1" office:value-type="string" calcext:value-type="string">
            <text:p>@IP</text:p>
          </table:table-cell>
          <table:table-cell table:style-name="ce5" office:value-type="string" calcext:value-type="string">
            <text:p>Statut :</text:p>
          </table:table-cell>
          <table:table-cell table:style-name="ce8" table:content-validation-name="val1" office:value-type="string" calcext:value-type="string">
            <text:p>Etat :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Eteint</text:p>
          </table:table-cell>
          <table:table-cell table:style-name="ce9" table:content-validation-name="val2"/>
          <table:table-cell table:style-name="ce2" office:value-type="float" office:value="101" calcext:value-type="float">
            <text:p>10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51" calcext:value-type="float">
            <text:p>15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/>
          <table:table-cell table:style-name="ce9" table:content-validation-name="val2" office:value-type="string" calcext:value-type="string">
            <text:p>installé le 08/02/2016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52" calcext:value-type="float">
            <text:p>15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erveur ESXi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53" calcext:value-type="float">
            <text:p>15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04" calcext:value-type="float">
            <text:p>10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55" calcext:value-type="float">
            <text:p>15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No (Ping OK)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06" calcext:value-type="float">
            <text:p>10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1" calcext:value-type="float">
            <text:p>16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X (Mylann)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2" calcext:value-type="float">
            <text:p>16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08/02/2017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16" calcext:value-type="float">
            <text:p>11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6" calcext:value-type="float">
            <text:p>16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08/02/2017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X (Matthieu)</text:p>
          </table:table-cell>
          <table:table-cell table:style-name="ce9" table:content-validation-name="val1" office:value-type="string" calcext:value-type="string">
            <text:p>KO</text:p>
          </table:table-cell>
          <table:table-cell table:style-name="ce9" table:content-validation-name="val2"/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1" calcext:value-type="float">
            <text:p>17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22" calcext:value-type="float">
            <text:p>12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X (Mylann)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No (Windows XP)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JAVA installé le 08/02/2017</text:p>
          </table:table-cell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31" calcext:value-type="float">
            <text:p>13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2" calcext:value-type="float">
            <text:p>13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3" calcext:value-type="float">
            <text:p>13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Serveur ESXi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OK</text:p>
          </table:table-cell>
          <table:table-cell table:style-name="ce10" table:content-validation-name="val2"/>
          <table:table-cell table:style-name="ce2" office:value-type="float" office:value="137" calcext:value-type="float">
            <text:p>13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08/02/2017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08/02/2017</text:p>
          </table:table-cell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39" calcext:value-type="float">
            <text:p>13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08/02/2017</text:p>
          </table:table-cell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2" calcext:value-type="float">
            <text:p>14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X 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5" calcext:value-type="float">
            <text:p>14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JAVA installé le 08/02/2017</text:p>
          </table:table-cell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5" calcext:value-type="float">
            <text:p>245</text:p>
          </table:table-cell>
          <table:table-cell table:style-name="ce6" office:value-type="string" calcext:value-type="string">
            <text:p>X (Serveur Jupiter)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Problème : PDFCreator</text:p>
          </table:table-cell>
          <table:table-cell table:style-name="ce9" table:content-validation-name="val2"/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No (Ping OK)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49" calcext:value-type="float">
            <text:p>14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DC installé le 09</text:p>
          </table:table-cell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No</text:p>
          </table:table-cell>
          <table:table-cell table:style-name="ce9" table:content-validation-name="val1"/>
          <table:table-cell table:style-name="ce9" table:content-validation-name="val2"/>
          <table:table-cell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X (Serveur DHCP)</text:p>
          </table:table-cell>
          <table:table-cell table:style-name="ce12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4" office:value-type="string" calcext:value-type="string">
            <text:p>172.72.1.1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No (Windows XP)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151" calcext:value-type="float">
            <text:p>151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4" office:value-type="string" calcext:value-type="string">
            <text:p>172.72.1.2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4" office:value-type="string" calcext:value-type="string">
            <text:p>172.72.1.3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153" calcext:value-type="float">
            <text:p>153</text:p>
          </table:table-cell>
          <table:table-cell table:style-name="ce7" office:value-type="string" calcext:value-type="string">
            <text:p>No</text:p>
          </table:table-cell>
          <table:table-cell table:style-name="ce4" table:content-validation-name="val1"/>
          <table:table-cell table:style-name="ce4" table:content-validation-name="val2"/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No</text:p>
          </table:table-cell>
          <table:table-cell table:style-name="ce12" table:content-validation-name="val1"/>
        </table:table-row>
        <table:table-row table:style-name="ro3">
          <table:table-cell table:style-name="ce4" office:value-type="string" calcext:value-type="string">
            <text:p>172.72.1.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4" calcext:value-type="float">
            <text:p>15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11" table:number-columns-repeated="2"/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06" calcext:value-type="float">
            <text:p>106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6" calcext:value-type="float">
            <text:p>15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7" calcext:value-type="float">
            <text:p>15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3" calcext:value-type="float">
            <text:p>203</text:p>
          </table:table-cell>
          <table:table-cell/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4" calcext:value-type="float">
            <text:p>204</text:p>
          </table:table-cell>
          <table:table-cell table:style-name="ce7"/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9" calcext:value-type="float">
            <text:p>10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6" calcext:value-type="float">
            <text:p>206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1" calcext:value-type="float">
            <text:p>16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7" calcext:value-type="float">
            <text:p>207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1" calcext:value-type="float">
            <text:p>211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66" calcext:value-type="float">
            <text:p>16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1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0" calcext:value-type="float">
            <text:p>12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1" calcext:value-type="float">
            <text:p>17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2" calcext:value-type="float">
            <text:p>12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5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2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32" calcext:value-type="float">
            <text:p>13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4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7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7" calcext:value-type="float">
            <text:p>13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8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3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content-validation-name="val2"/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3" calcext:value-type="float">
            <text:p>14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5" calcext:value-type="float">
            <text:p>145</text:p>
          </table:table-cell>
          <table:table-cell table:style-name="ce6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content-validation-name="val2"/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4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49" calcext:value-type="float">
            <text:p>14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style-name="ce4" office:value-type="string" calcext:value-type="string">
            <text:p>172.72.1.5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installé le 14</text:p>
          </table:table-cell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  <table:table-cell table:content-validation-name="val2"/>
          <table:table-cell table:style-name="ce2"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No</text:p>
          </table:table-cell>
          <table:table-cell table:content-validation-name="val1"/>
        </table:table-row>
        <table:table-row table:style-name="ro3" table:number-rows-repeated="1048465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</table:table>
      <table:named-expressions/>
      <table:database-ranges>
        <table:database-range table:name="__Anonymous_Sheet_DB__0" table:target-range-address="Feuille1.A2:Feuille1.R5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09:39:47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09:10:36.259000000</meta:creation-date>
    <dc:date>2017-02-14T14:51:21.515000000</dc:date>
    <meta:editing-duration>PT11H35M36S</meta:editing-duration>
    <meta:editing-cycles>28</meta:editing-cycles>
    <meta:generator>LibreOffice/5.0.5.2$Windows_X86_64 LibreOffice_project/55b006a02d247b5f7215fc6ea0fde844b30035b3</meta:generator>
    <meta:document-statistic meta:table-count="1" meta:cell-count="1184" meta:object-count="0"/>
  </office:meta>
</office:document-meta>
</file>